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ath notes new form 2 paths</text:p>
      <text:p text:style-name="Normal"><draw:frame draw:z-index="0" draw:id="id0" draw:style-name="a0" draw:name="Object 9" text:anchor-type="as-char" svg:x="0in" svg:y="0in" svg:width="1.04167in" svg:height="0.67708in" style:rel-width="scale" style:rel-height="scale"><draw:object-ole draw:class-id="00020832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/>
      <text:p text:style-name="Normal"><draw:frame draw:z-index="0" draw:id="id1" draw:style-name="a1" draw:name="Object 7" text:anchor-type="as-char" svg:x="0in" svg:y="0in" svg:width="1.04167in" svg:height="0.67708in" style:rel-width="scale" style:rel-height="scale"><draw:object-ole draw:class-id="00020832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t-Leah, Tovia</meta:initial-creator>
    <dc:creator>Bat-Leah, Tovia</dc:creator>
    <meta:creation-date>2021-05-05T16:41:00Z</meta:creation-date>
    <dc:date>2021-05-05T16:43:00Z</dc:date>
    <meta:template xlink:href="Normal.dotm" xlink:type="simple"/>
    <meta:editing-cycles>1</meta:editing-cycles>
    <meta:editing-duration>PT0S</meta:editing-duration>
    <meta:document-statistic meta:page-count="1" meta:paragraph-count="1" meta:word-count="16" meta:character-count="109" meta:row-count="1" meta:non-whitespace-character-count="94"/>
  </office:meta>
</office:document-meta>
</file>